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0000000A047400071B42C43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textarea-horizontal-align="justify" draw:textarea-vertical-align="middle" draw:auto-grow-height="false" fo:min-height="3.854cm" fo:min-width="5.849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3.437cm"/>
    </style:style>
    <style:style style:name="gr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3.8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653cm"/>
    </style:style>
    <style:style style:name="gr10" style:family="graphic" style:parent-style-name="standard">
      <style:graphic-properties svg:stroke-color="#000000" draw:fill-color="#000000" draw:opacity="100%" draw:opacity-name="" draw:textarea-horizontal-align="justify" draw:textarea-vertical-align="middle" draw:auto-grow-height="false" fo:min-height="13.21cm" fo:min-width="12.96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color="#ffffff"/>
    </style:style>
    <style:style style:name="P5" style:family="paragraph">
      <loext:graphic-properties draw:fill="none" draw:fill-color="#ffffff"/>
      <style:text-properties fo:color="#ffffff"/>
    </style:style>
    <style:style style:name="P6" style:family="paragraph">
      <style:text-properties fo:color="#ff3333"/>
    </style:style>
    <style:style style:name="P7" style:family="paragraph">
      <loext:graphic-properties draw:fill="none" draw:fill-color="#ffffff"/>
      <style:text-properties fo:color="#ff3333"/>
    </style:style>
    <style:style style:name="P8" style:family="paragraph">
      <loext:graphic-properties draw:fill-color="#000000" draw:opacity="100%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49cm" svg:height="5.106cm" svg:x="3.541cm" svg:y="14.944cm">
          <text:p text:style-name="P1">corpus.tok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2" draw:id="id2" draw:layer="layout" svg:width="3.937cm" svg:height="2.54cm" svg:x="12.43cm" svg:y="16.24cm">
          <text:p text:style-name="P1">pars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9.89cm" svg:y1="17.497cm" svg:x2="12.43cm" svg:y2="17.51cm" draw:start-shape="id1" draw:start-glue-point="7" draw:end-shape="id2" draw:end-glue-point="5" svg:d="M9890 17497h1270v13h1270" svg:viewBox="0 0 2541 14">
          <text:p/>
        </draw:connector>
      </draw:page>
      <draw:page draw:name="page2" draw:style-name="dp2" draw:master-page-name="Default">
        <draw:g>
          <draw:custom-shape draw:style-name="gr4" draw:text-style-name="P3" xml:id="id4" draw:id="id4" draw:layer="layout" svg:width="4.326cm" svg:height="2.54cm" svg:x="7.977cm" svg:y="9.219cm">
            <draw:glue-point draw:id="8" svg:x="-4.998cm" svg:y="-2.5cm"/>
            <draw:glue-point draw:id="9" svg:x="-4.998cm" svg:y="2.5cm"/>
            <text:p text:style-name="P3">mytool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frame draw:style-name="gr5" draw:text-style-name="P5" xml:id="id3" draw:id="id3" draw:layer="layout" svg:width="2.407cm" svg:height="0.962cm" svg:x="2.649cm" svg:y="9.273cm">
            <draw:text-box>
              <text:p text:style-name="P4"><text:span text:style-name="T1">INPUT</text:span></text:p>
            </draw:text-box>
          </draw:frame>
          <draw:connector draw:style-name="gr3" draw:text-style-name="P2" draw:layer="layout" draw:type="line" svg:x1="5.056cm" svg:y1="9.754cm" svg:x2="7.978cm" svg:y2="9.854cm" draw:start-shape="id3" draw:start-glue-point="1" draw:end-shape="id4" draw:end-glue-point="8" svg:d="M5056 9754l2922 100" svg:viewBox="0 0 2923 101">
            <text:p/>
          </draw:connector>
          <draw:frame draw:style-name="gr5" draw:text-style-name="P7" xml:id="id5" draw:id="id5" draw:layer="layout" svg:width="3.114cm" svg:height="0.962cm" svg:x="2.016cm" svg:y="10.997cm">
            <draw:text-box>
              <text:p text:style-name="P6"><text:span text:style-name="T2">OUTPUT</text:span></text:p>
            </draw:text-box>
          </draw:frame>
          <draw:connector draw:style-name="gr6" draw:text-style-name="P2" draw:layer="layout" draw:type="line" svg:x1="7.978cm" svg:y1="11.124cm" svg:x2="5.13cm" svg:y2="11.478cm" draw:start-shape="id4" draw:start-glue-point="9" draw:end-shape="id5" draw:end-glue-point="1" svg:d="M7978 11124l-2848 354" svg:viewBox="0 0 2849 355">
            <text:p/>
          </draw:connector>
          <draw:connector draw:style-name="gr7" draw:text-style-name="P2" draw:layer="layout" draw:type="line" svg:x1="7.978cm" svg:y1="11.124cm" svg:x2="5.13cm" svg:y2="11.478cm" draw:start-shape="id4" draw:start-glue-point="9" draw:end-shape="id5" draw:end-glue-point="1" svg:d="M7978 11124l-2848 354" svg:viewBox="0 0 2849 355">
            <text:p/>
          </draw:connector>
        </draw:g>
        <draw:g>
          <draw:custom-shape draw:style-name="gr4" draw:text-style-name="P3" xml:id="id7" draw:id="id7" draw:layer="layout" svg:width="4.326cm" svg:height="2.54cm" svg:x="7.977cm" svg:y="13.5cm">
            <draw:glue-point draw:id="8" svg:x="-4.998cm" svg:y="-2.5cm"/>
            <draw:glue-point draw:id="9" svg:x="-4.998cm" svg:y="2.5cm"/>
            <text:p text:style-name="P3">mytool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5" draw:text-style-name="P5" xml:id="id6" draw:id="id6" draw:layer="layout" svg:width="2.407cm" svg:height="0.962cm" svg:x="2.649cm" svg:y="13.554cm">
            <draw:text-box>
              <text:p text:style-name="P4"><text:span text:style-name="T1">INPUT</text:span></text:p>
            </draw:text-box>
          </draw:frame>
          <draw:connector draw:style-name="gr3" draw:text-style-name="P2" draw:layer="layout" draw:type="line" svg:x1="5.056cm" svg:y1="14.035cm" svg:x2="7.978cm" svg:y2="14.135cm" draw:start-shape="id6" draw:start-glue-point="1" draw:end-shape="id7" draw:end-glue-point="8" svg:d="M5056 14035l2922 100" svg:viewBox="0 0 2923 101">
            <text:p/>
          </draw:connector>
          <draw:frame draw:style-name="gr5" draw:text-style-name="P7" xml:id="id8" draw:id="id8" draw:layer="layout" svg:width="3.114cm" svg:height="0.962cm" svg:x="2.016cm" svg:y="15.278cm">
            <draw:text-box>
              <text:p text:style-name="P6"><text:span text:style-name="T2">OUTPUT</text:span></text:p>
            </draw:text-box>
          </draw:frame>
          <draw:connector draw:style-name="gr6" draw:text-style-name="P2" draw:layer="layout" draw:type="line" svg:x1="7.978cm" svg:y1="15.405cm" svg:x2="5.13cm" svg:y2="15.759cm" draw:start-shape="id7" draw:start-glue-point="9" draw:end-shape="id8" draw:end-glue-point="1" svg:d="M7978 15405l-2848 354" svg:viewBox="0 0 2849 355">
            <text:p/>
          </draw:connector>
          <draw:connector draw:style-name="gr7" draw:text-style-name="P2" draw:layer="layout" draw:type="line" svg:x1="7.978cm" svg:y1="15.405cm" svg:x2="5.13cm" svg:y2="15.759cm" draw:start-shape="id7" draw:start-glue-point="9" draw:end-shape="id8" draw:end-glue-point="1" svg:d="M7978 15405l-2848 354" svg:viewBox="0 0 2849 355">
            <text:p/>
          </draw:connector>
        </draw:g>
        <draw:g>
          <draw:custom-shape draw:style-name="gr4" draw:text-style-name="P3" xml:id="id10" draw:id="id10" draw:layer="layout" svg:width="4.326cm" svg:height="2.54cm" svg:x="7.977cm" svg:y="4.937cm">
            <draw:glue-point draw:id="8" svg:x="-4.998cm" svg:y="-2.5cm"/>
            <draw:glue-point draw:id="9" svg:x="-4.998cm" svg:y="2.5cm"/>
            <text:p text:style-name="P3">mytool</text:p>
  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  </draw:custom-shape>
          <draw:frame draw:style-name="gr8" draw:text-style-name="P5" xml:id="id9" draw:id="id9" draw:layer="layout" svg:width="2.407cm" svg:height="0.962cm" svg:x="2.649cm" svg:y="4.991cm">
            <draw:text-box>
              <text:p text:style-name="P4"><text:span text:style-name="T1">INPUT</text:span></text:p>
            </draw:text-box>
          </draw:frame>
          <draw:connector draw:style-name="gr3" draw:text-style-name="P2" draw:layer="layout" draw:type="line" svg:x1="5.056cm" svg:y1="5.472cm" svg:x2="7.978cm" svg:y2="5.572cm" draw:start-shape="id9" draw:start-glue-point="1" draw:end-shape="id10" draw:end-glue-point="8" svg:d="M5056 5472l2922 100" svg:viewBox="0 0 2923 101">
            <text:p/>
          </draw:connector>
          <draw:frame draw:style-name="gr9" draw:text-style-name="P7" xml:id="id11" draw:id="id11" draw:layer="layout" svg:width="3.114cm" svg:height="0.962cm" svg:x="2.016cm" svg:y="6.715cm">
            <draw:text-box>
              <text:p text:style-name="P6"><text:span text:style-name="T2">OUTPUT</text:span></text:p>
            </draw:text-box>
          </draw:frame>
          <draw:connector draw:style-name="gr6" draw:text-style-name="P2" draw:layer="layout" draw:type="line" svg:x1="7.978cm" svg:y1="6.842cm" svg:x2="5.13cm" svg:y2="7.196cm" draw:start-shape="id10" draw:start-glue-point="9" draw:end-shape="id11" draw:end-glue-point="1" svg:d="M7978 6842l-2848 354" svg:viewBox="0 0 2849 355">
            <text:p/>
          </draw:connector>
          <draw:connector draw:style-name="gr7" draw:text-style-name="P2" draw:layer="layout" draw:type="line" svg:x1="7.978cm" svg:y1="6.842cm" svg:x2="5.13cm" svg:y2="7.196cm" draw:start-shape="id10" draw:start-glue-point="9" draw:end-shape="id11" draw:end-glue-point="1" svg:d="M7978 6842l-2848 354" svg:viewBox="0 0 2849 355">
            <text:p/>
          </draw:connector>
        </draw:g>
      </draw:page>
      <draw:page draw:name="page3" draw:style-name="dp2" draw:master-page-name="Default">
        <draw:custom-shape draw:style-name="gr4" draw:text-style-name="P3" xml:id="id13" draw:id="id13" draw:layer="layout" svg:width="4.326cm" svg:height="2.54cm" svg:x="7.977cm" svg:y="13.5cm">
          <draw:glue-point draw:id="8" svg:x="-4.998cm" svg:y="-2.5cm"/>
          <draw:glue-point draw:id="9" svg:x="-4.998cm" svg:y="2.5cm"/>
          <draw:glue-point draw:id="10" svg:x="5cm" svg:y="-2.212cm"/>
          <draw:glue-point draw:id="11" svg:x="5cm" svg:y="2.787cm"/>
          <text:p text:style-name="P3">mytool_client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5" xml:id="id12" draw:id="id12" draw:layer="layout" svg:width="2.407cm" svg:height="0.962cm" svg:x="2.649cm" svg:y="13.554cm">
          <draw:text-box>
            <text:p text:style-name="P4"><text:span text:style-name="T1">INPUT</text:span></text:p>
          </draw:text-box>
        </draw:frame>
        <draw:connector draw:style-name="gr3" draw:text-style-name="P2" draw:layer="layout" draw:type="line" svg:x1="5.056cm" svg:y1="14.035cm" svg:x2="7.978cm" svg:y2="14.135cm" draw:start-shape="id12" draw:start-glue-point="1" draw:end-shape="id13" draw:end-glue-point="8" svg:d="M5056 14035l2922 100" svg:viewBox="0 0 2923 101">
          <text:p/>
        </draw:connector>
        <draw:frame draw:style-name="gr5" draw:text-style-name="P7" xml:id="id14" draw:id="id14" draw:layer="layout" svg:width="3.114cm" svg:height="0.962cm" svg:x="2.016cm" svg:y="15.278cm">
          <draw:text-box>
            <text:p text:style-name="P6"><text:span text:style-name="T2">OUTPUT</text:span></text:p>
          </draw:text-box>
        </draw:frame>
        <draw:connector draw:style-name="gr6" draw:text-style-name="P2" draw:layer="layout" draw:type="line" svg:x1="7.978cm" svg:y1="15.405cm" svg:x2="5.13cm" svg:y2="15.759cm" draw:start-shape="id13" draw:start-glue-point="9" draw:end-shape="id14" draw:end-glue-point="1" svg:d="M7978 15405l-2848 354" svg:viewBox="0 0 2849 355">
          <text:p/>
        </draw:connector>
        <draw:connector draw:style-name="gr7" draw:text-style-name="P2" draw:layer="layout" draw:type="line" svg:x1="7.978cm" svg:y1="15.405cm" svg:x2="5.13cm" svg:y2="15.759cm" draw:start-shape="id13" draw:start-glue-point="9" draw:end-shape="id14" draw:end-glue-point="1" svg:d="M7978 15405l-2848 354" svg:viewBox="0 0 2849 355">
          <text:p/>
        </draw:connector>
        <draw:custom-shape draw:style-name="gr4" draw:text-style-name="P3" xml:id="id16" draw:id="id16" draw:layer="layout" svg:width="4.326cm" svg:height="2.54cm" svg:x="7.977cm" svg:y="4.937cm">
          <draw:glue-point draw:id="8" svg:x="-4.998cm" svg:y="-2.5cm"/>
          <draw:glue-point draw:id="9" svg:x="-4.998cm" svg:y="2.5cm"/>
          <draw:glue-point draw:id="10" svg:x="5cm" svg:y="-2.5cm"/>
          <draw:glue-point draw:id="11" svg:x="5cm" svg:y="2.5cm"/>
          <text:p text:style-name="P3">mytool_clien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5" draw:text-style-name="P5" xml:id="id15" draw:id="id15" draw:layer="layout" svg:width="2.407cm" svg:height="0.962cm" svg:x="2.649cm" svg:y="4.991cm">
          <draw:text-box>
            <text:p text:style-name="P4"><text:span text:style-name="T1">INPUT</text:span></text:p>
          </draw:text-box>
        </draw:frame>
        <draw:connector draw:style-name="gr3" draw:text-style-name="P2" draw:layer="layout" draw:type="line" svg:x1="5.056cm" svg:y1="5.472cm" svg:x2="7.978cm" svg:y2="5.572cm" draw:start-shape="id15" draw:start-glue-point="1" draw:end-shape="id16" draw:end-glue-point="8" svg:d="M5056 5472l2922 100" svg:viewBox="0 0 2923 101">
          <text:p/>
        </draw:connector>
        <draw:frame draw:style-name="gr5" draw:text-style-name="P7" xml:id="id17" draw:id="id17" draw:layer="layout" svg:width="3.114cm" svg:height="0.962cm" svg:x="2.016cm" svg:y="6.715cm">
          <draw:text-box>
            <text:p text:style-name="P6"><text:span text:style-name="T2">OUTPUT</text:span></text:p>
          </draw:text-box>
        </draw:frame>
        <draw:connector draw:style-name="gr6" draw:text-style-name="P2" draw:layer="layout" draw:type="line" svg:x1="7.978cm" svg:y1="6.842cm" svg:x2="5.13cm" svg:y2="7.196cm" draw:start-shape="id16" draw:start-glue-point="9" draw:end-shape="id17" draw:end-glue-point="1" svg:d="M7978 6842l-2848 354" svg:viewBox="0 0 2849 355">
          <text:p/>
        </draw:connector>
        <draw:connector draw:style-name="gr7" draw:text-style-name="P2" draw:layer="layout" draw:type="line" svg:x1="7.978cm" svg:y1="6.842cm" svg:x2="5.13cm" svg:y2="7.196cm" draw:start-shape="id16" draw:start-glue-point="9" draw:end-shape="id17" draw:end-glue-point="1" svg:d="M7978 6842l-2848 354" svg:viewBox="0 0 2849 355">
          <text:p/>
        </draw:connector>
        <draw:custom-shape draw:style-name="gr4" draw:text-style-name="P3" xml:id="id19" draw:id="id19" draw:layer="layout" svg:width="4.326cm" svg:height="2.54cm" svg:x="7.981cm" svg:y="9.22cm">
          <draw:glue-point draw:id="8" svg:x="-4.998cm" svg:y="-2.5cm"/>
          <draw:glue-point draw:id="9" svg:x="-4.998cm" svg:y="2.5cm"/>
          <draw:glue-point draw:id="10" svg:x="4.99cm" svg:y="-2.362cm"/>
          <draw:glue-point draw:id="11" svg:x="4.99cm" svg:y="2.637cm"/>
          <text:p text:style-name="P3">mytool_client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5" xml:id="id18" draw:id="id18" draw:layer="layout" svg:width="2.407cm" svg:height="0.962cm" svg:x="2.653cm" svg:y="9.274cm">
          <draw:text-box>
            <text:p text:style-name="P4"><text:span text:style-name="T1">INPUT</text:span></text:p>
          </draw:text-box>
        </draw:frame>
        <draw:connector draw:style-name="gr3" draw:text-style-name="P2" draw:layer="layout" draw:type="line" svg:x1="5.06cm" svg:y1="9.755cm" svg:x2="7.982cm" svg:y2="9.855cm" draw:start-shape="id18" draw:start-glue-point="1" draw:end-shape="id19" draw:end-glue-point="8" svg:d="M5060 9755l2922 100" svg:viewBox="0 0 2923 101">
          <text:p/>
        </draw:connector>
        <draw:frame draw:style-name="gr5" draw:text-style-name="P7" xml:id="id20" draw:id="id20" draw:layer="layout" svg:width="3.114cm" svg:height="0.962cm" svg:x="2.02cm" svg:y="10.998cm">
          <draw:text-box>
            <text:p text:style-name="P6"><text:span text:style-name="T2">OUTPUT</text:span></text:p>
          </draw:text-box>
        </draw:frame>
        <draw:connector draw:style-name="gr6" draw:text-style-name="P2" draw:layer="layout" draw:type="line" svg:x1="7.982cm" svg:y1="11.125cm" svg:x2="5.134cm" svg:y2="11.479cm" draw:start-shape="id19" draw:start-glue-point="9" draw:end-shape="id20" draw:end-glue-point="1" svg:d="M7982 11125l-2848 354" svg:viewBox="0 0 2849 355">
          <text:p/>
        </draw:connector>
        <draw:connector draw:style-name="gr7" draw:text-style-name="P2" draw:layer="layout" draw:type="line" svg:x1="7.982cm" svg:y1="11.125cm" svg:x2="5.134cm" svg:y2="11.479cm" draw:start-shape="id19" draw:start-glue-point="9" draw:end-shape="id20" draw:end-glue-point="1" svg:d="M7982 11125l-2848 354" svg:viewBox="0 0 2849 355">
          <text:p/>
        </draw:connector>
        <draw:custom-shape draw:style-name="gr4" draw:text-style-name="P3" xml:id="id21" draw:id="id21" draw:layer="layout" svg:width="4.326cm" svg:height="2.54cm" svg:x="15.732cm" svg:y="9.255cm">
          <draw:glue-point draw:id="8" svg:x="-4.998cm" svg:y="-2.5cm"/>
          <draw:glue-point draw:id="9" svg:x="-4.998cm" svg:y="2.5cm"/>
          <text:p text:style-name="P3">mytool_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12.303cm" svg:y1="5.572cm" svg:x2="15.733cm" svg:y2="9.89cm" draw:start-shape="id16" draw:start-glue-point="10" draw:end-shape="id21" draw:end-glue-point="8" svg:d="M12303 5572l3430 4318" svg:viewBox="0 0 3431 4319">
          <text:p/>
        </draw:connector>
        <draw:connector draw:style-name="gr3" draw:text-style-name="P2" draw:layer="layout" draw:type="line" svg:x1="12.302cm" svg:y1="9.891cm" svg:x2="15.733cm" svg:y2="9.89cm" draw:start-shape="id19" draw:start-glue-point="10" draw:end-shape="id21" draw:end-glue-point="8" svg:d="M12302 9891l3431-1" svg:viewBox="0 0 3432 2">
          <text:p/>
        </draw:connector>
        <draw:connector draw:style-name="gr3" draw:text-style-name="P2" draw:layer="layout" draw:type="line" svg:x1="12.303cm" svg:y1="14.209cm" svg:x2="15.733cm" svg:y2="9.89cm" draw:start-shape="id13" draw:start-glue-point="10" draw:end-shape="id21" draw:end-glue-point="8" svg:d="M12303 14209l3430-4319" svg:viewBox="0 0 3431 4320">
          <text:p/>
        </draw:connector>
        <draw:connector draw:style-name="gr7" draw:text-style-name="P2" draw:layer="layout" draw:type="line" svg:x1="15.733cm" svg:y1="11.16cm" svg:x2="12.303cm" svg:y2="6.842cm" draw:start-shape="id21" draw:start-glue-point="9" draw:end-shape="id16" draw:end-glue-point="11" svg:d="M15733 11160l-3430-4318" svg:viewBox="0 0 3431 4319">
          <text:p/>
        </draw:connector>
        <draw:connector draw:style-name="gr7" draw:text-style-name="P2" draw:layer="layout" draw:type="line" svg:x1="15.733cm" svg:y1="11.16cm" svg:x2="12.302cm" svg:y2="11.159cm" draw:start-shape="id21" draw:start-glue-point="9" draw:end-shape="id19" draw:end-glue-point="11" svg:d="M15733 11160l-3431-1" svg:viewBox="0 0 3432 2">
          <text:p/>
        </draw:connector>
        <draw:connector draw:style-name="gr7" draw:text-style-name="P2" draw:layer="layout" draw:type="line" svg:x1="15.733cm" svg:y1="11.16cm" svg:x2="12.303cm" svg:y2="15.477cm" draw:start-shape="id21" draw:start-glue-point="9" draw:end-shape="id13" draw:end-glue-point="11" svg:d="M15733 11160l-3430 4317" svg:viewBox="0 0 3431 4318">
          <text:p/>
        </draw:connector>
      </draw:page>
      <draw:page draw:name="page4" draw:style-name="dp2" draw:master-page-name="Default">
        <draw:custom-shape draw:style-name="gr4" draw:text-style-name="P3" xml:id="id23" draw:id="id23" draw:layer="layout" svg:width="4.326cm" svg:height="2.54cm" svg:x="7.977cm" svg:y="13.5cm">
          <draw:glue-point draw:id="8" svg:x="-4.998cm" svg:y="-2.5cm"/>
          <draw:glue-point draw:id="9" svg:x="-4.998cm" svg:y="2.5cm"/>
          <draw:glue-point draw:id="10" svg:x="5cm" svg:y="-2.212cm"/>
          <draw:glue-point draw:id="11" svg:x="5cm" svg:y="2.787cm"/>
          <text:p text:style-name="P3">viasock</text:p>
          <text:p text:style-name="P3">client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5" xml:id="id22" draw:id="id22" draw:layer="layout" svg:width="2.407cm" svg:height="0.962cm" svg:x="2.649cm" svg:y="13.554cm">
          <draw:text-box>
            <text:p text:style-name="P4"><text:span text:style-name="T1">INPUT</text:span></text:p>
          </draw:text-box>
        </draw:frame>
        <draw:connector draw:style-name="gr3" draw:text-style-name="P2" draw:layer="layout" draw:type="line" svg:x1="5.056cm" svg:y1="14.035cm" svg:x2="7.978cm" svg:y2="14.135cm" draw:start-shape="id22" draw:start-glue-point="1" draw:end-shape="id23" draw:end-glue-point="8" svg:d="M5056 14035l2922 100" svg:viewBox="0 0 2923 101">
          <text:p/>
        </draw:connector>
        <draw:frame draw:style-name="gr5" draw:text-style-name="P7" xml:id="id24" draw:id="id24" draw:layer="layout" svg:width="3.114cm" svg:height="0.962cm" svg:x="2.016cm" svg:y="15.278cm">
          <draw:text-box>
            <text:p text:style-name="P6"><text:span text:style-name="T2">OUTPUT</text:span></text:p>
          </draw:text-box>
        </draw:frame>
        <draw:connector draw:style-name="gr6" draw:text-style-name="P2" draw:layer="layout" draw:type="line" svg:x1="7.978cm" svg:y1="15.405cm" svg:x2="5.13cm" svg:y2="15.759cm" draw:start-shape="id23" draw:start-glue-point="9" draw:end-shape="id24" draw:end-glue-point="1" svg:d="M7978 15405l-2848 354" svg:viewBox="0 0 2849 355">
          <text:p/>
        </draw:connector>
        <draw:connector draw:style-name="gr7" draw:text-style-name="P2" draw:layer="layout" draw:type="line" svg:x1="7.978cm" svg:y1="15.405cm" svg:x2="5.13cm" svg:y2="15.759cm" draw:start-shape="id23" draw:start-glue-point="9" draw:end-shape="id24" draw:end-glue-point="1" svg:d="M7978 15405l-2848 354" svg:viewBox="0 0 2849 355">
          <text:p/>
        </draw:connector>
        <draw:custom-shape draw:style-name="gr4" draw:text-style-name="P3" xml:id="id26" draw:id="id26" draw:layer="layout" svg:width="4.326cm" svg:height="2.54cm" svg:x="7.977cm" svg:y="4.937cm">
          <draw:glue-point draw:id="8" svg:x="-4.998cm" svg:y="-2.5cm"/>
          <draw:glue-point draw:id="9" svg:x="-4.998cm" svg:y="2.5cm"/>
          <draw:glue-point draw:id="10" svg:x="5cm" svg:y="-2.5cm"/>
          <draw:glue-point draw:id="11" svg:x="5cm" svg:y="2.5cm"/>
          <text:p text:style-name="P3">viasock</text:p>
          <text:p text:style-name="P3">clien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5" draw:text-style-name="P5" xml:id="id25" draw:id="id25" draw:layer="layout" svg:width="2.407cm" svg:height="0.962cm" svg:x="2.649cm" svg:y="4.991cm">
          <draw:text-box>
            <text:p text:style-name="P4"><text:span text:style-name="T1">INPUT</text:span></text:p>
          </draw:text-box>
        </draw:frame>
        <draw:connector draw:style-name="gr3" draw:text-style-name="P2" draw:layer="layout" draw:type="line" svg:x1="5.056cm" svg:y1="5.472cm" svg:x2="7.978cm" svg:y2="5.572cm" draw:start-shape="id25" draw:start-glue-point="1" draw:end-shape="id26" draw:end-glue-point="8" svg:d="M5056 5472l2922 100" svg:viewBox="0 0 2923 101">
          <text:p/>
        </draw:connector>
        <draw:frame draw:style-name="gr5" draw:text-style-name="P7" xml:id="id27" draw:id="id27" draw:layer="layout" svg:width="3.114cm" svg:height="0.962cm" svg:x="2.016cm" svg:y="6.715cm">
          <draw:text-box>
            <text:p text:style-name="P6"><text:span text:style-name="T2">OUTPUT</text:span></text:p>
          </draw:text-box>
        </draw:frame>
        <draw:connector draw:style-name="gr6" draw:text-style-name="P2" draw:layer="layout" draw:type="line" svg:x1="7.978cm" svg:y1="6.842cm" svg:x2="5.13cm" svg:y2="7.196cm" draw:start-shape="id26" draw:start-glue-point="9" draw:end-shape="id27" draw:end-glue-point="1" svg:d="M7978 6842l-2848 354" svg:viewBox="0 0 2849 355">
          <text:p/>
        </draw:connector>
        <draw:connector draw:style-name="gr7" draw:text-style-name="P2" draw:layer="layout" draw:type="line" svg:x1="7.978cm" svg:y1="6.842cm" svg:x2="5.13cm" svg:y2="7.196cm" draw:start-shape="id26" draw:start-glue-point="9" draw:end-shape="id27" draw:end-glue-point="1" svg:d="M7978 6842l-2848 354" svg:viewBox="0 0 2849 355">
          <text:p/>
        </draw:connector>
        <draw:custom-shape draw:style-name="gr4" draw:text-style-name="P3" xml:id="id29" draw:id="id29" draw:layer="layout" svg:width="4.326cm" svg:height="2.54cm" svg:x="7.981cm" svg:y="9.22cm">
          <draw:glue-point draw:id="8" svg:x="-4.998cm" svg:y="-2.5cm"/>
          <draw:glue-point draw:id="9" svg:x="-4.998cm" svg:y="2.5cm"/>
          <draw:glue-point draw:id="10" svg:x="4.99cm" svg:y="-2.362cm"/>
          <draw:glue-point draw:id="11" svg:x="4.99cm" svg:y="2.637cm"/>
          <text:p text:style-name="P3">viasock</text:p>
          <text:p text:style-name="P3">client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5" xml:id="id28" draw:id="id28" draw:layer="layout" svg:width="2.407cm" svg:height="0.962cm" svg:x="2.653cm" svg:y="9.274cm">
          <draw:text-box>
            <text:p text:style-name="P4"><text:span text:style-name="T1">INPUT</text:span></text:p>
          </draw:text-box>
        </draw:frame>
        <draw:connector draw:style-name="gr3" draw:text-style-name="P2" draw:layer="layout" draw:type="line" svg:x1="5.06cm" svg:y1="9.755cm" svg:x2="7.982cm" svg:y2="9.855cm" draw:start-shape="id28" draw:start-glue-point="1" draw:end-shape="id29" draw:end-glue-point="8" svg:d="M5060 9755l2922 100" svg:viewBox="0 0 2923 101">
          <text:p/>
        </draw:connector>
        <draw:frame draw:style-name="gr5" draw:text-style-name="P7" xml:id="id30" draw:id="id30" draw:layer="layout" svg:width="3.114cm" svg:height="0.962cm" svg:x="2.02cm" svg:y="10.998cm">
          <draw:text-box>
            <text:p text:style-name="P6"><text:span text:style-name="T2">OUTPUT</text:span></text:p>
          </draw:text-box>
        </draw:frame>
        <draw:connector draw:style-name="gr6" draw:text-style-name="P2" draw:layer="layout" draw:type="line" svg:x1="7.982cm" svg:y1="11.125cm" svg:x2="5.134cm" svg:y2="11.479cm" draw:start-shape="id29" draw:start-glue-point="9" draw:end-shape="id30" draw:end-glue-point="1" svg:d="M7982 11125l-2848 354" svg:viewBox="0 0 2849 355">
          <text:p/>
        </draw:connector>
        <draw:connector draw:style-name="gr7" draw:text-style-name="P2" draw:layer="layout" draw:type="line" svg:x1="7.982cm" svg:y1="11.125cm" svg:x2="5.134cm" svg:y2="11.479cm" draw:start-shape="id29" draw:start-glue-point="9" draw:end-shape="id30" draw:end-glue-point="1" svg:d="M7982 11125l-2848 354" svg:viewBox="0 0 2849 355">
          <text:p/>
        </draw:connector>
        <draw:custom-shape draw:style-name="gr4" draw:text-style-name="P3" xml:id="id31" draw:id="id31" draw:layer="layout" svg:width="4.326cm" svg:height="2.54cm" svg:x="15.732cm" svg:y="9.255cm">
          <draw:glue-point draw:id="8" svg:x="-4.998cm" svg:y="-2.5cm"/>
          <draw:glue-point draw:id="9" svg:x="-4.998cm" svg:y="2.5cm"/>
          <draw:glue-point draw:id="10" svg:x="4.981cm" svg:y="-2.5cm"/>
          <draw:glue-point draw:id="11" svg:x="4.981cm" svg:y="2.5cm"/>
          <text:p text:style-name="P3">viasock</text:p>
          <text:p text:style-name="P3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12.303cm" svg:y1="5.572cm" svg:x2="15.733cm" svg:y2="9.89cm" draw:start-shape="id26" draw:start-glue-point="10" draw:end-shape="id31" draw:end-glue-point="8" svg:d="M12303 5572l3430 4318" svg:viewBox="0 0 3431 4319">
          <text:p/>
        </draw:connector>
        <draw:connector draw:style-name="gr3" draw:text-style-name="P2" draw:layer="layout" draw:type="line" svg:x1="12.302cm" svg:y1="9.891cm" svg:x2="15.733cm" svg:y2="9.89cm" draw:start-shape="id29" draw:start-glue-point="10" draw:end-shape="id31" draw:end-glue-point="8" svg:d="M12302 9891l3431-1" svg:viewBox="0 0 3432 2">
          <text:p/>
        </draw:connector>
        <draw:connector draw:style-name="gr3" draw:text-style-name="P2" draw:layer="layout" draw:type="line" svg:x1="12.303cm" svg:y1="14.209cm" svg:x2="15.733cm" svg:y2="9.89cm" draw:start-shape="id23" draw:start-glue-point="10" draw:end-shape="id31" draw:end-glue-point="8" svg:d="M12303 14209l3430-4319" svg:viewBox="0 0 3431 4320">
          <text:p/>
        </draw:connector>
        <draw:connector draw:style-name="gr7" draw:text-style-name="P2" draw:layer="layout" draw:type="line" svg:x1="15.733cm" svg:y1="11.16cm" svg:x2="12.303cm" svg:y2="6.842cm" draw:start-shape="id31" draw:start-glue-point="9" draw:end-shape="id26" draw:end-glue-point="11" svg:d="M15733 11160l-3430-4318" svg:viewBox="0 0 3431 4319">
          <text:p/>
        </draw:connector>
        <draw:connector draw:style-name="gr7" draw:text-style-name="P2" draw:layer="layout" draw:type="line" svg:x1="15.733cm" svg:y1="11.16cm" svg:x2="12.302cm" svg:y2="11.159cm" draw:start-shape="id31" draw:start-glue-point="9" draw:end-shape="id29" draw:end-glue-point="11" svg:d="M15733 11160l-3431-1" svg:viewBox="0 0 3432 2">
          <text:p/>
        </draw:connector>
        <draw:connector draw:style-name="gr7" draw:text-style-name="P2" draw:layer="layout" draw:type="line" svg:x1="15.733cm" svg:y1="11.16cm" svg:x2="12.303cm" svg:y2="15.477cm" draw:start-shape="id31" draw:start-glue-point="9" draw:end-shape="id23" draw:end-glue-point="11" svg:d="M15733 11160l-3430 4317" svg:viewBox="0 0 3431 4318">
          <text:p/>
        </draw:connector>
        <draw:custom-shape draw:style-name="gr4" draw:text-style-name="P3" xml:id="id32" draw:id="id32" draw:layer="layout" svg:width="4.326cm" svg:height="2.54cm" svg:x="22.59cm" svg:y="9.255cm">
          <draw:glue-point draw:id="8" svg:x="-4.998cm" svg:y="-2.5cm"/>
          <draw:glue-point draw:id="9" svg:x="-4.998cm" svg:y="2.5cm"/>
          <text:p text:style-name="P3">mytoo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20.049cm" svg:y1="9.89cm" svg:x2="22.591cm" svg:y2="9.89cm" draw:start-shape="id31" draw:start-glue-point="10" draw:end-shape="id32" draw:end-glue-point="8" svg:d="M20049 9890h2542" svg:viewBox="0 0 2543 1">
          <text:p/>
        </draw:connector>
        <draw:connector draw:style-name="gr7" draw:text-style-name="P2" draw:layer="layout" draw:type="line" svg:x1="22.591cm" svg:y1="11.16cm" svg:x2="20.049cm" svg:y2="11.16cm" draw:start-shape="id32" draw:start-glue-point="9" draw:end-shape="id31" draw:end-glue-point="11" svg:d="M22591 11160h-2542" svg:viewBox="0 0 2543 1">
          <text:p/>
        </draw:connector>
      </draw:page>
      <draw:page draw:name="page5" draw:style-name="dp2" draw:master-page-name="Default">
        <draw:custom-shape draw:style-name="gr4" draw:text-style-name="P3" xml:id="id34" draw:id="id34" draw:layer="layout" svg:width="4.326cm" svg:height="2.54cm" svg:x="7.977cm" svg:y="13.5cm">
          <draw:glue-point draw:id="8" svg:x="-4.998cm" svg:y="-2.5cm"/>
          <draw:glue-point draw:id="9" svg:x="-4.998cm" svg:y="2.5cm"/>
          <draw:glue-point draw:id="10" svg:x="5cm" svg:y="-2.212cm"/>
          <draw:glue-point draw:id="11" svg:x="5cm" svg:y="2.787cm"/>
          <text:p text:style-name="P3">viasock</text:p>
          <text:p text:style-name="P3">client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5" xml:id="id33" draw:id="id33" draw:layer="layout" svg:width="2.407cm" svg:height="0.962cm" svg:x="2.649cm" svg:y="13.554cm">
          <draw:text-box>
            <text:p text:style-name="P4"><text:span text:style-name="T1">INPUT</text:span></text:p>
          </draw:text-box>
        </draw:frame>
        <draw:connector draw:style-name="gr3" draw:text-style-name="P2" draw:layer="layout" draw:type="line" svg:x1="5.056cm" svg:y1="14.035cm" svg:x2="7.978cm" svg:y2="14.135cm" draw:start-shape="id33" draw:start-glue-point="1" draw:end-shape="id34" draw:end-glue-point="8" svg:d="M5056 14035l2922 100" svg:viewBox="0 0 2923 101">
          <text:p/>
        </draw:connector>
        <draw:frame draw:style-name="gr5" draw:text-style-name="P7" xml:id="id35" draw:id="id35" draw:layer="layout" svg:width="3.114cm" svg:height="0.962cm" svg:x="2.016cm" svg:y="15.278cm">
          <draw:text-box>
            <text:p text:style-name="P6"><text:span text:style-name="T2">OUTPU</text:span><text:span text:style-name="T2">T</text:span></text:p>
          </draw:text-box>
        </draw:frame>
        <draw:connector draw:style-name="gr6" draw:text-style-name="P2" draw:layer="layout" draw:type="line" svg:x1="7.978cm" svg:y1="15.405cm" svg:x2="5.13cm" svg:y2="15.759cm" draw:start-shape="id34" draw:start-glue-point="9" draw:end-shape="id35" draw:end-glue-point="1" svg:d="M7978 15405l-2848 354" svg:viewBox="0 0 2849 355">
          <text:p/>
        </draw:connector>
        <draw:connector draw:style-name="gr7" draw:text-style-name="P2" draw:layer="layout" draw:type="line" svg:x1="7.978cm" svg:y1="15.405cm" svg:x2="5.13cm" svg:y2="15.759cm" draw:start-shape="id34" draw:start-glue-point="9" draw:end-shape="id35" draw:end-glue-point="1" svg:d="M7978 15405l-2848 354" svg:viewBox="0 0 2849 355">
          <text:p/>
        </draw:connector>
        <draw:custom-shape draw:style-name="gr4" draw:text-style-name="P3" xml:id="id37" draw:id="id37" draw:layer="layout" svg:width="4.326cm" svg:height="2.54cm" svg:x="7.977cm" svg:y="4.937cm">
          <draw:glue-point draw:id="8" svg:x="-4.998cm" svg:y="-2.5cm"/>
          <draw:glue-point draw:id="9" svg:x="-4.998cm" svg:y="2.5cm"/>
          <draw:glue-point draw:id="10" svg:x="5cm" svg:y="-2.5cm"/>
          <draw:glue-point draw:id="11" svg:x="5cm" svg:y="2.5cm"/>
          <text:p text:style-name="P3">viasock</text:p>
          <text:p text:style-name="P3">clien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5" draw:text-style-name="P5" xml:id="id36" draw:id="id36" draw:layer="layout" svg:width="2.407cm" svg:height="0.962cm" svg:x="2.649cm" svg:y="4.991cm">
          <draw:text-box>
            <text:p text:style-name="P4"><text:span text:style-name="T1">INPUT</text:span></text:p>
          </draw:text-box>
        </draw:frame>
        <draw:connector draw:style-name="gr3" draw:text-style-name="P2" draw:layer="layout" draw:type="line" svg:x1="5.056cm" svg:y1="5.472cm" svg:x2="7.978cm" svg:y2="5.572cm" draw:start-shape="id36" draw:start-glue-point="1" draw:end-shape="id37" draw:end-glue-point="8" svg:d="M5056 5472l2922 100" svg:viewBox="0 0 2923 101">
          <text:p/>
        </draw:connector>
        <draw:frame draw:style-name="gr5" draw:text-style-name="P7" xml:id="id38" draw:id="id38" draw:layer="layout" svg:width="3.114cm" svg:height="0.962cm" svg:x="2.016cm" svg:y="6.715cm">
          <draw:text-box>
            <text:p text:style-name="P6"><text:span text:style-name="T2">OUTPU</text:span><text:span text:style-name="T2">T</text:span></text:p>
          </draw:text-box>
        </draw:frame>
        <draw:connector draw:style-name="gr6" draw:text-style-name="P2" draw:layer="layout" draw:type="line" svg:x1="7.978cm" svg:y1="6.842cm" svg:x2="5.13cm" svg:y2="7.196cm" draw:start-shape="id37" draw:start-glue-point="9" draw:end-shape="id38" draw:end-glue-point="1" svg:d="M7978 6842l-2848 354" svg:viewBox="0 0 2849 355">
          <text:p/>
        </draw:connector>
        <draw:connector draw:style-name="gr7" draw:text-style-name="P2" draw:layer="layout" draw:type="line" svg:x1="7.978cm" svg:y1="6.842cm" svg:x2="5.13cm" svg:y2="7.196cm" draw:start-shape="id37" draw:start-glue-point="9" draw:end-shape="id38" draw:end-glue-point="1" svg:d="M7978 6842l-2848 354" svg:viewBox="0 0 2849 355">
          <text:p/>
        </draw:connector>
        <draw:custom-shape draw:style-name="gr4" draw:text-style-name="P3" xml:id="id40" draw:id="id40" draw:layer="layout" svg:width="4.326cm" svg:height="2.54cm" svg:x="7.981cm" svg:y="9.22cm">
          <draw:glue-point draw:id="8" svg:x="-4.998cm" svg:y="-2.5cm"/>
          <draw:glue-point draw:id="9" svg:x="-4.998cm" svg:y="2.5cm"/>
          <draw:glue-point draw:id="10" svg:x="4.99cm" svg:y="-2.362cm"/>
          <draw:glue-point draw:id="11" svg:x="4.99cm" svg:y="2.637cm"/>
          <text:p text:style-name="P3">viasock</text:p>
          <text:p text:style-name="P3">client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5" xml:id="id39" draw:id="id39" draw:layer="layout" svg:width="2.407cm" svg:height="0.962cm" svg:x="2.653cm" svg:y="9.274cm">
          <draw:text-box>
            <text:p text:style-name="P4"><text:span text:style-name="T1">INPUT</text:span></text:p>
          </draw:text-box>
        </draw:frame>
        <draw:connector draw:style-name="gr3" draw:text-style-name="P2" draw:layer="layout" draw:type="line" svg:x1="5.06cm" svg:y1="9.755cm" svg:x2="7.982cm" svg:y2="9.855cm" draw:start-shape="id39" draw:start-glue-point="1" draw:end-shape="id40" draw:end-glue-point="8" svg:d="M5060 9755l2922 100" svg:viewBox="0 0 2923 101">
          <text:p/>
        </draw:connector>
        <draw:frame draw:style-name="gr5" draw:text-style-name="P7" xml:id="id41" draw:id="id41" draw:layer="layout" svg:width="3.114cm" svg:height="0.962cm" svg:x="2.02cm" svg:y="10.998cm">
          <draw:text-box>
            <text:p text:style-name="P6"><text:span text:style-name="T2">OUTPU</text:span><text:span text:style-name="T2">T</text:span></text:p>
          </draw:text-box>
        </draw:frame>
        <draw:connector draw:style-name="gr6" draw:text-style-name="P2" draw:layer="layout" draw:type="line" svg:x1="7.982cm" svg:y1="11.125cm" svg:x2="5.134cm" svg:y2="11.479cm" draw:start-shape="id40" draw:start-glue-point="9" draw:end-shape="id41" draw:end-glue-point="1" svg:d="M7982 11125l-2848 354" svg:viewBox="0 0 2849 355">
          <text:p/>
        </draw:connector>
        <draw:connector draw:style-name="gr7" draw:text-style-name="P2" draw:layer="layout" draw:type="line" svg:x1="7.982cm" svg:y1="11.125cm" svg:x2="5.134cm" svg:y2="11.479cm" draw:start-shape="id40" draw:start-glue-point="9" draw:end-shape="id41" draw:end-glue-point="1" svg:d="M7982 11125l-2848 354" svg:viewBox="0 0 2849 355">
          <text:p/>
        </draw:connector>
        <draw:custom-shape draw:style-name="gr4" draw:text-style-name="P3" xml:id="id42" draw:id="id42" draw:layer="layout" svg:width="4.326cm" svg:height="2.54cm" svg:x="15.732cm" svg:y="9.255cm">
          <draw:glue-point draw:id="8" svg:x="-4.998cm" svg:y="-2.5cm"/>
          <draw:glue-point draw:id="9" svg:x="-4.998cm" svg:y="2.5cm"/>
          <draw:glue-point draw:id="10" svg:x="4.981cm" svg:y="-2.5cm"/>
          <draw:glue-point draw:id="11" svg:x="4.981cm" svg:y="2.5cm"/>
          <text:p text:style-name="P3">viasock</text:p>
          <text:p text:style-name="P3">serv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12.303cm" svg:y1="5.572cm" svg:x2="15.733cm" svg:y2="9.89cm" draw:start-shape="id37" draw:start-glue-point="10" draw:end-shape="id42" draw:end-glue-point="8" svg:d="M12303 5572l3430 4318" svg:viewBox="0 0 3431 4319">
          <text:p/>
        </draw:connector>
        <draw:connector draw:style-name="gr3" draw:text-style-name="P2" draw:layer="layout" draw:type="line" svg:x1="12.302cm" svg:y1="9.891cm" svg:x2="15.733cm" svg:y2="9.89cm" draw:start-shape="id40" draw:start-glue-point="10" draw:end-shape="id42" draw:end-glue-point="8" svg:d="M12302 9891l3431-1" svg:viewBox="0 0 3432 2">
          <text:p/>
        </draw:connector>
        <draw:connector draw:style-name="gr3" draw:text-style-name="P2" draw:layer="layout" draw:type="line" svg:x1="12.303cm" svg:y1="14.209cm" svg:x2="15.733cm" svg:y2="9.89cm" draw:start-shape="id34" draw:start-glue-point="10" draw:end-shape="id42" draw:end-glue-point="8" svg:d="M12303 14209l3430-4319" svg:viewBox="0 0 3431 4320">
          <text:p/>
        </draw:connector>
        <draw:connector draw:style-name="gr7" draw:text-style-name="P2" draw:layer="layout" draw:type="line" svg:x1="15.733cm" svg:y1="11.16cm" svg:x2="12.303cm" svg:y2="6.842cm" draw:start-shape="id42" draw:start-glue-point="9" draw:end-shape="id37" draw:end-glue-point="11" svg:d="M15733 11160l-3430-4318" svg:viewBox="0 0 3431 4319">
          <text:p/>
        </draw:connector>
        <draw:connector draw:style-name="gr7" draw:text-style-name="P2" draw:layer="layout" draw:type="line" svg:x1="15.733cm" svg:y1="11.16cm" svg:x2="12.302cm" svg:y2="11.159cm" draw:start-shape="id42" draw:start-glue-point="9" draw:end-shape="id40" draw:end-glue-point="11" svg:d="M15733 11160l-3431-1" svg:viewBox="0 0 3432 2">
          <text:p/>
        </draw:connector>
        <draw:connector draw:style-name="gr7" draw:text-style-name="P2" draw:layer="layout" draw:type="line" svg:x1="15.733cm" svg:y1="11.16cm" svg:x2="12.303cm" svg:y2="15.477cm" draw:start-shape="id42" draw:start-glue-point="9" draw:end-shape="id34" draw:end-glue-point="11" svg:d="M15733 11160l-3430 4317" svg:viewBox="0 0 3431 4318">
          <text:p/>
        </draw:connector>
        <draw:custom-shape draw:style-name="gr4" draw:text-style-name="P3" xml:id="id43" draw:id="id43" draw:layer="layout" svg:width="4.326cm" svg:height="2.54cm" svg:x="22.59cm" svg:y="9.255cm">
          <draw:glue-point draw:id="8" svg:x="-4.998cm" svg:y="-2.5cm"/>
          <draw:glue-point draw:id="9" svg:x="-4.998cm" svg:y="2.5cm"/>
          <text:p text:style-name="P3">mytoo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20.049cm" svg:y1="9.89cm" svg:x2="22.591cm" svg:y2="9.89cm" draw:start-shape="id42" draw:start-glue-point="10" draw:end-shape="id43" draw:end-glue-point="8" svg:d="M20049 9890h2542" svg:viewBox="0 0 2543 1">
          <text:p/>
        </draw:connector>
        <draw:connector draw:style-name="gr7" draw:text-style-name="P2" draw:layer="layout" draw:type="line" svg:x1="22.591cm" svg:y1="11.16cm" svg:x2="20.049cm" svg:y2="11.16cm" draw:start-shape="id43" draw:start-glue-point="9" draw:end-shape="id42" draw:end-glue-point="11" svg:d="M22591 11160h-2542" svg:viewBox="0 0 2543 1">
          <text:p/>
        </draw:connector>
        <draw:custom-shape draw:style-name="gr10" draw:text-style-name="P8" draw:layer="layout" svg:width="13.46cm" svg:height="13.46cm" svg:x="7.35cm" svg:y="3.5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0A0000000A047400071B42C43ED.png" xlink:type="simple" xlink:show="embed" xlink:actuate="onLoad"/>
    <draw:opacity draw:name="Transparency_20_1" draw:display-name="Transparency 1" draw:style="square" draw:cx="50%" draw:cy="50%" draw:start="100%" draw:end="0%" draw:angle="0" draw:border="0%"/>
    <draw:opacity draw:name="Transparency_20_2" draw:display-name="Transparency 2" draw:style="rectangular" draw:cx="50%" draw:cy="50%" draw:start="100%" draw:end="0%" draw:angle="0" draw:border="0%"/>
    <draw:opacity draw:name="Transparency_20_3" draw:display-name="Transparency 3" draw:style="ellipsoid" draw:cx="50%" draw:cy="50%" draw:start="100%" draw:end="0%" draw:angle="0" draw:border="0%"/>
    <draw:opacity draw:name="Transparency_20_4" draw:display-name="Transparency 4" draw:style="radial" draw:cx="50%" draw:cy="50%" draw:start="100%" draw:end="0%" draw:border="0%"/>
    <draw:opacity draw:name="Transparency_20_5" draw:display-name="Transparency 5" draw:style="linear" draw:start="100%" draw:end="0%" draw:angle="0" draw:border="0%"/>
    <draw:opacity draw:name="Transparency_20_6" draw:display-name="Transparency 6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33:25.618806257</meta:creation-date>
    <dc:date>2017-05-17T17:35:30.446073985</dc:date>
    <meta:editing-duration>PT27M27S</meta:editing-duration>
    <meta:editing-cycles>3</meta:editing-cycles>
    <meta:generator>LibreOffice/5.1.6.2$Linux_X86_64 LibreOffice_project/10m0$Build-2</meta:generator>
    <meta:document-statistic meta:object-count="106"/>
  </office:meta>
</office:document-meta>
</file>